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10000034376A81655.png"/>
  <manifest:file-entry manifest:media-type="image/png" manifest:full-path="Pictures/100000000000066D000002C429BD0CDD.png"/>
  <manifest:file-entry manifest:media-type="image/png" manifest:full-path="Pictures/100000000000068100000425BCCCC4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>
      <style:text-properties fo:color="#003366" fo:font-size="10pt" fo:font-weight="600" style:font-size-asian="10pt" style:font-size-complex="10pt"/>
    </style:style>
    <style:style style:name="P2" style:family="paragraph">
      <style:text-properties fo:color="#003366" style:font-name="Segoe UI Semibold" fo:font-size="10pt" fo:font-weight="600" style:font-size-asian="10pt" style:font-size-complex="10pt"/>
    </style:style>
    <style:style style:name="T1" style:family="text">
      <style:text-properties fo:color="#003366" style:font-name="Segoe UI Semibold" fo:font-size="10pt" fo:font-weight="60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グラフィックス1" text:anchor-type="paragraph" svg:x="0cm" svg:y="11.158cm" svg:width="19.001cm" svg:height="8.327cm" draw:z-index="0"><draw:image xlink:href="Pictures/10000000000007710000034376A81655.png" xlink:type="simple" xlink:show="embed" xlink:actuate="onLoad"/></draw:frame><draw:frame draw:style-name="fr1" draw:name="グラフィックス2" text:anchor-type="paragraph" svg:x="0cm" svg:y="-0.577cm" svg:width="19.001cm" svg:height="12.107cm" draw:z-index="1"><draw:image xlink:href="Pictures/100000000000068100000425BCCCC456.png" xlink:type="simple" xlink:show="embed" xlink:actuate="onLoad"/></draw:frame><draw:frame draw:style-name="fr1" draw:name="グラフィックス3" text:anchor-type="paragraph" svg:x="0cm" svg:y="19.484cm" svg:width="19.001cm" svg:height="8.177cm" draw:z-index="2"><draw:image xlink:href="Pictures/100000000000066D000002C429BD0CDD.png" xlink:type="simple" xlink:show="embed" xlink:actuate="onLoad"/></draw:frame><draw:frame text:anchor-type="paragraph" draw:z-index="3" draw:style-name="gr1" draw:text-style-name="P2" svg:width="7.727cm" svg:height="0.715cm" svg:x="11.423cm" svg:y="24.589cm"><draw:text-box><text:p text:style-name="P1"><text:span text:style-name="T1">OctDown: minor, OctUp:dim, </text:span><text:span text:style-name="T1">Up+Down:sus4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4T23:00:30.70</meta:creation-date>
    <dc:date>2020-10-15T16:30:21.52</dc:date>
    <meta:editing-duration>PT16H50M27S</meta:editing-duration>
    <meta:editing-cycles>5</meta:editing-cycles>
    <meta:generator>OpenOffice/4.1.7$Win32 OpenOffice.org_project/417m1$Build-9800</meta:generator>
    <meta:document-statistic meta:table-count="0" meta:image-count="3" meta:object-count="0" meta:page-count="1" meta:paragraph-count="0" meta:word-count="0" meta:character-count="0"/>
  </office:meta>
</office:document-meta>
</file>